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otherApplicationContext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tApplicationContextInitializerTests.initializeWhenClassIsNotApplicationContextInitializer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rableApplicationContext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otApplicationContextInitializerTests.initializeWhenInitializerHasNoDefaultConstructor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otApplicationContextInitializerTests.initializeInvokesApplicationContextInitializer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bleApplicationContextInitializer.ConfigurableApplicationContextInitializ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ApplicationContext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otApplicationContextInitializerTests.initializeInvokesApplicationContext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